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style:text-properties style:font-name="Times" fo:font-size="32.0pt"/>
    </style:style>
    <style:style style:name="P2" style:family="paragraph" style:parent-style-name="Standard">
      <style:paragraph-properties fo:text-align="center"/>
      <style:text-properties style:font-name="Times" fo:font-size="20.0pt"/>
    </style:style>
    <style:style style:name="P3" style:family="paragraph" style:parent-style-name="Standard">
      <style:paragraph-properties fo:text-align="center"/>
      <style:text-properties style:font-name="Times" fo:font-size="12.0pt"/>
    </style:style>
    <style:style style:name="P4" style:family="paragraph" style:parent-style-name="Standard">
      <style:text-properties style:font-name="Times" fo:font-size="12.0pt"/>
    </style:style>
    <style:style style:name="P5" style:family="paragraph" style:parent-style-name="Standard">
      <style:paragraph-properties fo:text-align="center"/>
      <style:text-properties style:font-name="Times" fo:font-size="12.0pt" fo:color="#000000"/>
    </style:style>
    <style:style style:name="P6" style:family="paragraph" style:parent-style-name="Standard">
      <style:text-properties style:font-name="Times" fo:font-size="12.0pt" fo:color="#000000"/>
    </style:style>
    <style:style style:name="T1" style:family="text">
      <style:text-properties fo:font-weight="bold" fo:font-weight-asian="bold" fo:font-weight-complex="bold"/>
    </style:style>
    <style:style style:name="T2" style:family="text">
      <style:text-properties fo:letter-spacing="0.0000in"/>
    </style:style>
    <style:style style:name="T3" style:family="text">
      <style:text-properties fo:font-weight="bold" fo:font-weight-asian="bold" fo:font-weight-complex="bold" fo:letter-spacing="0.0000in"/>
    </style:style>
    <style:style style:name="TableColumn1" style:family="table-column">
      <style:table-column-properties style:column-width="3.4625in" style:rel-column-width="32767*"/>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SpaceSnake</text:span></text:p>
      <text:p text:style-name="P2">DAT055 – Objektorienterade applikationer</text:p>
      <text:p text:style-name="P2"><text:span text:style-name="T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text:p>
      <text:p text:style-name="P3"><text:span text:style-name="T1">4 mars 2016</text:span></text:p>
      <text:p text:style-name="P3"><text:span text:style-name="T1"/></text:p>
      <text:p text:style-name="P3"/>
      <text:p text:style-name="P3"/>
      <text:p text:style-name="P3"/>
      <text:p text:style-name="P3"/>
      <text:p text:style-name="P3"/>
      <text:p text:style-name="P3"/>
      <text:p text:style-name="P4"/>
      <text:p text:style-name="P4"/>
      <text:p text:style-name="P4"><text:span text:style-name="T1">Grupp 3</text:span></text:p>
      <text:p text:style-name="P4">Gustav Svensson, 810626-4818, <text:a xlink:type="simple" xlink:href="mailto:di0svgu@student.chalmers.se">di0svgu@student.chalmers.se</text:a>,</text:p>
      <text:p text:style-name="P4">Micaela, 950503-4265,<text:a xlink:type="simple" xlink:href="mailto:miccar@student.chalmers.se">miccar@student.chalmers.se</text:a></text:p>
      <text:p text:style-name="P4">Ingrid Brinkenberg, 871130-4884, <text:a xlink:type="simple" xlink:href="mailto:brinkenb@student.chalmers.se">brinkenb@student.chalmers.se</text:a></text:p>
      <text:p text:style-name="P4">Victor, , @student.chalmers.se</text:p>
      <text:p text:style-name="P4">Joakim, , @student.chalmers.se</text:p>
      <text:p text:style-name="P4"/>
      <text:p text:style-name="P4"/>
      <text:p text:style-name="P4">Sammanfattning</text:p>
      <text:p text:style-name="P4"/>
      <text:p text:style-name="P5"><text:span text:style-name="T2">User manual</text:span></text:p>
      <text:p text:style-name="P6"><text:span text:style-name="T2"/></text:p>
      <text:p text:style-name="P6"><text:span text:style-name="T2"/></text:p>
      <text:p text:style-name="P6"><text:span text:style-name="T3">Game idea</text:span></text:p>
      <text:p text:style-name="P6"><text:span text:style-name="T2">SpaceSnake is a game inspired by the classic Snake game, but with gravity between game objects, and instead of avoiding eating your own tail, you now have to avoid black holes!</text:span></text:p>
      <text:p text:style-name="P6"><text:span text:style-name="T2"/></text:p>
      <text:p text:style-name="P6"><text:span text:style-name="T2">You control a snake that has to eat green objects to grow bigger. If your head collides with a black hole, you die. If your tail is dragged into a black hole, part of your tail disappears.</text:span></text:p>
      <text:p text:style-name="P6"><text:span text:style-name="T2"/></text:p>
      <text:p text:style-name="P6"><text:span text:style-name="T3">Goal</text:span></text:p>
      <text:p text:style-name="P6"><text:span text:style-name="T2">Try to grow into the longest snake you can!</text:span></text:p>
      <text:p text:style-name="P6"><text:span text:style-name="T2"/></text:p>
      <text:p text:style-name="P6"><text:span text:style-name="T3">GUI layout</text:span></text:p>
      <text:p text:style-name="P6"><text:span text:style-name="T2">When you start the game, you will see the start menu, where you can choose to start a new game, load a save file or exit the program. If you choose to start a new game, a level will be generated for you.</text:span></text:p>
      <text:p text:style-name="P6"><text:span text:style-name="T2"/></text:p>
      <text:p text:style-name="P6"><text:span text:style-name="T2">If you pause the game, you will see the in-game menu where you can choose to resume, save the game or exit back to the start menu.</text:span></text:p>
      <text:p text:style-name="P6"><text:span text:style-name="T2"/></text:p>
      <text:p text:style-name="P6"><text:span text:style-name="T3">Controls</text:span></text:p>
      <text:p text:style-name="P6"><text:span text:style-name="T2">Use either the mouse or the arrow keys to move the snake. </text:span></text:p>
      <text:p text:style-name="P6"><text:span text:style-name="T2"/></text:p>
      <text:p text:style-name="P6"><text:span text:style-name="T2">Use the mouse to navigate by pressing it in the direction of where you want to move. The further away the mouse is from the center of the screen, the faster the snake will move.</text:span></text:p>
      <text:p text:style-name="P6"><text:span text:style-name="T2"/></text:p>
      <text:p text:style-name="P6"><text:span text:style-name="T2">Another option is to use the arrow keys to decide in which direction you want the snake to move. You can only move in one direction at once with this method. There’s no need to continue holding down the button, since the snake will continue its movement without it.</text:span></text:p>
      <text:p text:style-name="P6"><text:span text:style-name="T2"/></text:p>
      <text:p text:style-name="P6"><text:span text:style-name="T2">You can pause the game by pressing the ESC key. When paused the ESC key resumes the game.</text:span></text:p>
      <text:p text:style-name="P6"><text:span text:style-name="T2"/></text:p>
      <text:p text:style-name="P6"><text:span text:style-name="T2">You can zoom in and out by pressing + or - in the top left of the screen or by scrolling the mouse wheel/zooming on a touchpad.</text:span></text:p>
      <text:p text:style-name="P6"><text:span text:style-name="T2"/></text:p>
      <text:p text:style-name="P6"><text:span text:style-name="T3">Saving and loading a game</text:span></text:p>
      <text:p text:style-name="P6"><text:span text:style-name="T2">To save a game, select “Save game” from the in-game menu, choose a location and filename and press save.</text:span></text:p>
      <text:p text:style-name="P6"><text:span text:style-name="T2"/></text:p>
      <text:p text:style-name="P6"><text:span text:style-name="T2">To load a saved game, go to the start menu. Select “Load game” and choose the file you want to load.</text:span></text:p>
      <text:p text:style-name="P6"><text:span text:style-name="T2"/></text:p>
      <text:p text:style-name="P6"><text:span text:style-name="T3">Description of how to install and run the program</text:span></text:p>
      <text:p text:style-name="P6"><text:span text:style-name="T2"/></text:p>
      <text:p text:style-name="P4"/>
      <text:p text:style-name="P4"/>
      <text:p text:style-name="P4">UML-diagram</text:p>
      <text:p text:style-name="P4"/>
      <text:p text:style-name="P4">JavaDoc</text:p>
      <text:p text:style-name="P4"/>
      <text:p text:style-name="P4">Sammanfattande beskrivning av modellen</text:p>
      <text:p text:style-name="P4"/>
      <text:p text:style-name="P4">Spelet SpaceSnake är förutom uppstartsklassen uppdelad i fyra paket. De fyra paketen är model, view, controller och util. I paketet view ligger alla klasser som har med hur spelet presenteras på skärmen att göra samt alla interaktioner. Paketer model är där alla klasser som har hand om själva objekten i spelet ligger. För att sköta alla interaktion mellan de två paketen finns klasserna i paketet controller. Det sista paketet, util, är ett paket med hjälpklasser som inte har med just spelet att göra utan som lika gärna kunde importerats utifrån men där de inte fanns och därför har skapats.</text:p>
      <text:p text:style-name="P4">I Spacesnake finns det en stor spelplan vilken dels motsvaras av en klass i model som beskriver har dess egenskaper och dels en klass i view som beskriver hur den ser ut och hur man kan interagera. För att dessa ska kunna kommunicera med varandra används en klass i contoller-paketet som dels skickar kör funktioner i spelet om spelaren försöker styra ormen och också funktionalitet för att lägga till klassen i view som en observer så att den automatiskt får uppdateringar från klassen i model.</text:p>
      <text:p text:style-name="P4">Det finns också motsvarande klasser för alla objekt i världen, ett för varje i model och ett för varje i view.</text:p>
      <text:p text:style-name="P4">Paketet view är uppdelat så att det finns en huvudklass i vilken alla andra delar som ska synas skapas när controllern bestämmer det. Detta eftersom alla olika delar av spelet syns i samma fönster men i olika lager vilket valts så att controllern inte behöver hålla koll på något av det. Det finns egentligen två olika vyer i view, dels själva spelplanen och dels kartan. De skiljer sig i hur de ritas och att kartan inte har någon interaktion.</text:p>
      <text:p text:style-name="P4">Paketet model har förutom klassen för själva världen klasser för olika objekt. De klasserna en hierarki så att alla hör tillen huvudklass, vissa är dessutom rörliga och vissa är dessutom ormdelar. Av alla dessa finns olika subklasser med olikaspecifika egenskaper. För just gravitation finnsockså ett speciellt interface som de klasserna somhar det kan implementera.</text:p>
      <text:p text:style-name="P4">Paketet controller är uppdelat i en huvudcontroller och därutöver en controller för spelhantering och en förvarje meny som kan visas.</text:p>
      <text:p text:style-name="P4">Interaktionen mellan klasserna sker från view med hjälp av ActionLisiteners där en egen variant skapats för att dels kunns skicka med positioner (för muspekaren) och dels för att kunna standardisera kommandon via statiska variabler. Åt andra hållet från model sköts kommunikationen med hjälp av observer/observable-relationer både till view och till controller.</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7</meta:generator>
  </office:meta>
</office:document-meta>
</file>